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4800000332017410FE5174E28C.png" manifest:media-type="image/png"/>
  <manifest:file-entry manifest:full-path="Pictures/10000000000003480000034649B840D50BCF8064.png" manifest:media-type="image/png"/>
  <manifest:file-entry manifest:full-path="Pictures/100000000000034800000346766057EB522E683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523cm" svg:height="9.5cm" svg:x="0.877cm" svg:y="4.8cm">
          <draw:image xlink:href="Pictures/100000000000034800000346766057EB522E683C.png" xlink:type="simple" xlink:show="embed" xlink:actuate="onLoad">
            <text:p/>
          </draw:image>
        </draw:frame>
        <draw:frame draw:style-name="gr1" draw:text-style-name="P1" draw:layer="layout" svg:width="8.765cm" svg:height="8.744cm" svg:x="9.435cm" svg:y="5.456cm">
          <draw:image xlink:href="Pictures/10000000000003480000034649B840D50BCF8064.png" xlink:type="simple" xlink:show="embed" xlink:actuate="onLoad">
            <text:p/>
          </draw:image>
        </draw:frame>
        <draw:frame draw:style-name="gr1" draw:text-style-name="P1" draw:layer="layout" svg:width="9.623cm" svg:height="9.371cm" svg:x="17.077cm" svg:y="4.729cm">
          <draw:image xlink:href="Pictures/100000000000034800000332017410FE5174E28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0:10:26.064401284</meta:creation-date>
    <dc:date>2018-09-11T00:13:49.086352112</dc:date>
    <meta:editing-duration>PT3M29S</meta:editing-duration>
    <meta:editing-cycles>1</meta:editing-cycles>
    <meta:document-statistic meta:object-count="3"/>
    <meta:generator>LibreOffice/6.0.3.2$MacOSX_X86_64 LibreOffice_project/8f48d515416608e3a835360314dac7e47fd0b821</meta:generator>
  </office:meta>
</office:document-meta>
</file>